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NodeFactory.getStrutsBundleNode( String name , MessageResources messageResource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NodeFactory.getResourceBundleNode( String name , ResourceBundle resourceBundl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Node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NodeFactory.BundleNod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